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1cm" fo:border="0.05pt solid #000000"/>
    </style:style>
    <style:style style:name="podHeader" style:family="table-cell">
      <style:table-cell-properties fo:padding="0.1cm" fo:border="0.05pt solid #000000" fo:background-color="#e6e6e6"/>
    </style:style>
    <style:style style:name="podUnbreakableRow" style:family="table-row">
      <style:table-row-properties fo:keep-together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T1" style:family="text">
      <style:text-properties style:font-name="Nimbus Sans L" style:font-name-asian="Mincho" style:font-name-complex="Tahoma"/>
    </style:style>
    <style:style style:name="Table18f14fabe78e461aa4b88961e61b512a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AoG1pod" style:family="table-cell">
      <style:table-cell-properties fo:padding="0.1cm" style:vertical-align="middle" fo:border="0.05pt solid #000000"/>
    </style:style>
    <style:style style:name="Tableeff843d15ac74697acca35d86be2e6cd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AoG3pod" style:family="table-cell">
      <style:table-cell-properties style:vertical-align="middle" fo:border="0.05pt solid #000000" fo:padding="0.100cm"/>
    </style:style>
    <style:style style:name="Tableeff843d15ac74697acca35d86be2e6cd.1" style:family="table-column">
      <style:table-column-properties style:rel-column-width="32767*"/>
    </style:style>
    <style:style style:name="Tableeff843d15ac74697acca35d86be2e6cd.2" style:family="table-column">
      <style:table-column-properties style:rel-column-width="32767*"/>
    </style:style>
    <style:style style:name="Tablec0e65b973d074cdc86a5b4254a631534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c0e65b973d074cdc86a5b4254a631534.1" style:family="table-column">
      <style:table-column-properties style:rel-column-width="65534*"/>
    </style:style>
    <style:style style:name="Table18f14fabe78e461aa4b88961e61b512a.1" style:family="table-column">
      <style:table-column-properties style:rel-column-width="15337*"/>
    </style:style>
    <style:style style:name="Table18f14fabe78e461aa4b88961e61b512a.2" style:family="table-column">
      <style:table-column-properties style:rel-column-width="25376*"/>
    </style:style>
    <style:style style:name="Table18f14fabe78e461aa4b88961e61b512a.3" style:family="table-column">
      <style:table-column-properties style:rel-column-width="24819*"/>
    </style:style>
    <style:style style:name="Tablef88d6224fa634039aa21f90db80e5952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AoG6pod" style:family="table-cell">
      <style:table-cell-properties style:vertical-align="middle" fo:background-color="#FFCC33" fo:border="0.05pt solid #000000" fo:padding="0.500cm"/>
    </style:style>
    <style:style style:name="AoG8pod" style:family="table-cell">
      <style:table-cell-properties style:vertical-align="middle" fo:background-color="#eb9eb9" fo:border="0.05pt solid #000000" fo:padding="0.500cm"/>
    </style:style>
    <style:style style:name="AoG10pod" style:family="table-cell">
      <style:table-cell-properties style:vertical-align="middle" fo:background-color="#008000" fo:border="0.05pt solid #000000" fo:padding="0.500cm"/>
    </style:style>
    <style:style style:name="Tablef88d6224fa634039aa21f90db80e5952.1" style:family="table-column">
      <style:table-column-properties style:rel-column-width="65534*"/>
    </style:style>
    <style:style style:name="Tablef8ae41e214274a9794e69e3efe600ff5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AoG12pod" style:family="table-cell">
      <style:table-cell-properties style:vertical-align="middle" fo:background-color="#e6e6e6" fo:border="0.05pt solid #000000" fo:padding="0.100cm"/>
    </style:style>
    <style:style style:name="Tablef8ae41e214274a9794e69e3efe600ff5.1" style:family="table-column">
      <style:table-column-properties style:rel-column-width="11064*"/>
    </style:style>
    <style:style style:name="Tablef8ae41e214274a9794e69e3efe600ff5.2" style:family="table-column">
      <style:table-column-properties style:rel-column-width="2269*"/>
    </style:style>
    <style:style style:name="Tablef8ae41e214274a9794e69e3efe600ff5.3" style:family="table-column">
      <style:table-column-properties style:rel-column-width="2269*"/>
    </style:style>
    <style:style style:name="Tablef8ae41e214274a9794e69e3efe600ff5.4" style:family="table-column">
      <style:table-column-properties style:rel-column-width="2269*"/>
    </style:style>
    <style:style style:name="Tablef8ae41e214274a9794e69e3efe600ff5.5" style:family="table-column">
      <style:table-column-properties style:rel-column-width="2269*"/>
    </style:style>
    <style:style style:name="Tablef8ae41e214274a9794e69e3efe600ff5.6" style:family="table-column">
      <style:table-column-properties style:rel-column-width="2269*"/>
    </style:style>
    <style:style style:name="Tablef8ae41e214274a9794e69e3efe600ff5.7" style:family="table-column">
      <style:table-column-properties style:rel-column-width="2269*"/>
    </style:style>
    <style:style style:name="Tablef8ae41e214274a9794e69e3efe600ff5.8" style:family="table-column">
      <style:table-column-properties style:rel-column-width="2269*"/>
    </style:style>
    <style:style style:name="Tablef8ae41e214274a9794e69e3efe600ff5.9" style:family="table-column">
      <style:table-column-properties style:rel-column-width="2269*"/>
    </style:style>
    <style:style style:name="Tablef8ae41e214274a9794e69e3efe600ff5.10" style:family="table-column">
      <style:table-column-properties style:rel-column-width="2269*"/>
    </style:style>
    <style:style style:name="Tablef8ae41e214274a9794e69e3efe600ff5.11" style:family="table-column">
      <style:table-column-properties style:rel-column-width="2269*"/>
    </style:style>
    <style:style style:name="Tablef8ae41e214274a9794e69e3efe600ff5.12" style:family="table-column">
      <style:table-column-properties style:rel-column-width="2269*"/>
    </style:style>
    <style:style style:name="Tablef8ae41e214274a9794e69e3efe600ff5.13" style:family="table-column">
      <style:table-column-properties style:rel-column-width="2269*"/>
    </style:style>
    <style:style style:name="Tablef8ae41e214274a9794e69e3efe600ff5.14" style:family="table-column">
      <style:table-column-properties style:rel-column-width="2269*"/>
    </style:style>
    <style:style style:name="Tablef8ae41e214274a9794e69e3efe600ff5.15" style:family="table-column">
      <style:table-column-properties style:rel-column-width="2269*"/>
    </style:style>
    <style:style style:name="Tablef8ae41e214274a9794e69e3efe600ff5.16" style:family="table-column">
      <style:table-column-properties style:rel-column-width="2269*"/>
    </style:style>
    <style:style style:name="Tablef8ae41e214274a9794e69e3efe600ff5.17" style:family="table-column">
      <style:table-column-properties style:rel-column-width="2269*"/>
    </style:style>
    <style:style style:name="Tablef8ae41e214274a9794e69e3efe600ff5.18" style:family="table-column">
      <style:table-column-properties style:rel-column-width="2269*"/>
    </style:style>
    <style:style style:name="Tablef8ae41e214274a9794e69e3efe600ff5.19" style:family="table-column">
      <style:table-column-properties style:rel-column-width="2269*"/>
    </style:style>
    <style:style style:name="Tablef8ae41e214274a9794e69e3efe600ff5.20" style:family="table-column">
      <style:table-column-properties style:rel-column-width="2269*"/>
    </style:style>
    <style:style style:name="Tablef8ae41e214274a9794e69e3efe600ff5.21" style:family="table-column">
      <style:table-column-properties style:rel-column-width="2269*"/>
    </style:style>
    <style:style style:name="Tablef8ae41e214274a9794e69e3efe600ff5.22" style:family="table-column">
      <style:table-column-properties style:rel-column-width="2269*"/>
    </style:style>
    <style:style style:name="Tablef8ae41e214274a9794e69e3efe600ff5.23" style:family="table-column">
      <style:table-column-properties style:rel-column-width="2269*"/>
    </style:style>
    <style:style style:name="Tablef8ae41e214274a9794e69e3efe600ff5.24" style:family="table-column">
      <style:table-column-properties style:rel-column-width="2269*"/>
    </style:style>
    <style:style style:name="Tablef8ae41e214274a9794e69e3efe600ff5.25" style:family="table-column">
      <style:table-column-properties style:rel-column-width="2269*"/>
    </style:style>
    <style:style style:name="Tabled1c990f1727b49b5b2eae5cc36b16d6b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20179b39b6ef4948a27056fe969f0c3f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AoG17pod" style:family="table-cell">
      <style:table-cell-properties fo:padding="0.1cm" style:vertical-align="middle" fo:border="none"/>
    </style:style>
    <style:style style:name="Table20179b39b6ef4948a27056fe969f0c3f.1" style:family="table-column">
      <style:table-column-properties style:rel-column-width="32767*"/>
    </style:style>
    <style:style style:name="Table20179b39b6ef4948a27056fe969f0c3f.2" style:family="table-column">
      <style:table-column-properties style:rel-column-width="32767*"/>
    </style:style>
    <style:style style:name="Table24153532d4364b11b95911c82e219391" style:family="table" style:parent-style-name="podTable">
      <style:table-properties style:width="17.59cm" style:rel-width="100.0%" table:table-align="left" table:align="left" fo:margin-top="0.30cm" fo:margin-right="0.00cm" fo:margin-bottom="0.30cm" fo:margin-left="0.00cm" fo:keep-with-next="always"/>
    </style:style>
    <style:style style:name="Table24153532d4364b11b95911c82e219391.1" style:family="table-column">
      <style:table-column-properties style:rel-column-width="65534*"/>
    </style:style>
    <style:style style:name="Table428fe59e1b6e494aa219dae0b2c220a4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428fe59e1b6e494aa219dae0b2c220a4.1" style:family="table-column">
      <style:table-column-properties style:rel-column-width="65534*"/>
    </style:style>
    <style:style style:name="Table8c30fe94e3d844d5ac8339de7a293774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8c30fe94e3d844d5ac8339de7a293774.1" style:family="table-column">
      <style:table-column-properties style:rel-column-width="37094*"/>
    </style:style>
    <style:style style:name="Table8c30fe94e3d844d5ac8339de7a293774.2" style:family="table-column">
      <style:table-column-properties style:rel-column-width="28439*"/>
    </style:style>
    <style:style style:name="Tableafaddf5516fc4ce18412ec0f03e87c79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afaddf5516fc4ce18412ec0f03e87c79.1" style:family="table-column">
      <style:table-column-properties style:rel-column-width="65534*"/>
    </style:style>
    <style:style style:name="Table2771c1c4e91049ffb8653042c609fa39" style:family="table" style:parent-style-name="podTable">
      <style:table-properties style:width="17.59cm" style:rel-width="100.0%" table:table-align="left" table:align="left" fo:margin-top="0.30cm" fo:margin-right="0.00cm" fo:margin-bottom="0.30cm" fo:margin-left="0.00cm"/>
    </style:style>
    <style:style style:name="Table2771c1c4e91049ffb8653042c609fa39.1" style:family="table-column">
      <style:table-column-properties style:rel-column-width="32767*"/>
    </style:style>
    <style:style style:name="Table2771c1c4e91049ffb8653042c609fa39.2" style:family="table-column">
      <style:table-column-properties style:rel-column-width="32767*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Table test.</text:p>
      <table:table table:name="Table18f14fabe78e461aa4b88961e61b512a" table:style-name="Table18f14fabe78e461aa4b88961e61b512a">
        <table:table-column table:style-name="Table18f14fabe78e461aa4b88961e61b512a.1"/>
        <table:table-column table:style-name="Table18f14fabe78e461aa4b88961e61b512a.2"/>
        <table:table-column table:style-name="Table18f14fabe78e461aa4b88961e61b512a.3"/>
        <table:table-row>
          <table:table-cell table:style-name="AoG1pod">
            <text:p text:style-name="podCellContent">Table 1<text:line-break/></text:p>
          </table:table-cell>
          <table:table-cell table:style-name="AoG1pod" table:number-columns-spanned="2">
            <text:p text:style-name="podCellContent">aaaaa<text:line-break/></text:p>
          </table:table-cell>
        </table:table-row>
        <table:table-row>
          <table:table-cell table:style-name="AoG1pod">
            <text:p text:style-name="podCellContent">zzz<text:line-break/></text:p>
          </table:table-cell>
          <table:table-cell table:style-name="AoG1pod">
            <table:table table:name="Tableeff843d15ac74697acca35d86be2e6cd" table:style-name="Tableeff843d15ac74697acca35d86be2e6cd">
              <table:table-column table:style-name="Tableeff843d15ac74697acca35d86be2e6cd.1"/>
              <table:table-column table:style-name="Tableeff843d15ac74697acca35d86be2e6cd.2"/>
              <table:table-row>
                <table:table-cell table:style-name="AoG3pod">
                  <text:p text:style-name="AoG2pod">SubTableA</text:p>
                </table:table-cell>
                <table:table-cell table:style-name="AoG3pod">
                  <text:p text:style-name="podCellContent">SubTableB</text:p>
                </table:table-cell>
              </table:table-row>
              <table:table-row>
                <table:table-cell table:style-name="AoG3pod">
                  <text:p text:style-name="podCellContent">SubTableC</text:p>
                </table:table-cell>
                <table:table-cell table:style-name="AoG3pod">
                  <text:p text:style-name="podCellContent">SubTableD</text:p>
                </table:table-cell>
              </table:table-row>
            </table:table>
          </table:table-cell>
          <table:table-cell table:style-name="AoG1pod">
            <text:p text:style-name="podCellContent"><text:span text:style-name="AoG4pod">Hello</text:span> blabla</text:p>
            <table:table table:name="Tablec0e65b973d074cdc86a5b4254a631534" table:style-name="Tablec0e65b973d074cdc86a5b4254a631534">
              <table:table-column table:style-name="Tablec0e65b973d074cdc86a5b4254a631534.1"/>
              <table:table-row>
                <table:table-cell table:style-name="AoG1pod">
                  <text:p text:style-name="podCellContent">SubTableOneRowOneColumn</text:p>
                </table:table-cell>
              </table:table-row>
            </table:table>
            <text:p text:style-name="podCellContent"/>
          </table:table-cell>
        </table:table-row>
        <table:table-row>
          <table:table-cell table:style-name="AoG1pod">
            <text:p text:style-name="podCellContent">Within a <text:span text:style-name="AoG4pod">para</text:span>graph</text:p>
          </table:table-cell>
          <table:table-cell table:style-name="AoG1pod">
            <text:p text:style-name="podCellContent"><text:span text:style-name="AoG4pod">Hello</text:span> non bold</text:p>
          </table:table-cell>
          <table:table-cell table:style-name="AoG1pod">
            <text:p text:style-name="podCellContent">Hello <text:span text:style-name="AoG4pod">bold</text:span> not bold</text:p>
          </table:table-cell>
        </table:table-row>
      </table:table>
      <text:p/>
      <table:table table:name="Tablef88d6224fa634039aa21f90db80e5952" table:style-name="Tablef88d6224fa634039aa21f90db80e5952">
        <table:table-column table:style-name="Tablef88d6224fa634039aa21f90db80e5952.1"/>
        <table:table-row>
          <table:table-cell table:style-name="AoG6pod">
            <text:p text:style-name="AoG5pod">Fond en RVB et texte vert</text:p>
          </table:table-cell>
        </table:table-row>
        <table:table-row>
          <table:table-cell table:style-name="AoG8pod">
            <text:p text:style-name="AoG7pod">Dans un &lt;p&gt; fond en # et texte bleu</text:p>
          </table:table-cell>
        </table:table-row>
        <table:table-row>
          <table:table-cell table:style-name="AoG10pod">
            <text:p text:style-name="AoG9pod">Fond en HTML color et texte gris</text:p>
          </table:table-cell>
        </table:table-row>
      </table:table>
      <text:p/>
      <table:table table:name="Tablef8ae41e214274a9794e69e3efe600ff5" table:style-name="Tablef8ae41e214274a9794e69e3efe600ff5">
        <table:table-column table:style-name="Tablef8ae41e214274a9794e69e3efe600ff5.1"/>
        <table:table-column table:style-name="Tablef8ae41e214274a9794e69e3efe600ff5.2"/>
        <table:table-column table:style-name="Tablef8ae41e214274a9794e69e3efe600ff5.3"/>
        <table:table-column table:style-name="Tablef8ae41e214274a9794e69e3efe600ff5.4"/>
        <table:table-column table:style-name="Tablef8ae41e214274a9794e69e3efe600ff5.5"/>
        <table:table-column table:style-name="Tablef8ae41e214274a9794e69e3efe600ff5.6"/>
        <table:table-column table:style-name="Tablef8ae41e214274a9794e69e3efe600ff5.7"/>
        <table:table-column table:style-name="Tablef8ae41e214274a9794e69e3efe600ff5.8"/>
        <table:table-column table:style-name="Tablef8ae41e214274a9794e69e3efe600ff5.9"/>
        <table:table-column table:style-name="Tablef8ae41e214274a9794e69e3efe600ff5.10"/>
        <table:table-column table:style-name="Tablef8ae41e214274a9794e69e3efe600ff5.11"/>
        <table:table-column table:style-name="Tablef8ae41e214274a9794e69e3efe600ff5.12"/>
        <table:table-column table:style-name="Tablef8ae41e214274a9794e69e3efe600ff5.13"/>
        <table:table-column table:style-name="Tablef8ae41e214274a9794e69e3efe600ff5.14"/>
        <table:table-column table:style-name="Tablef8ae41e214274a9794e69e3efe600ff5.15"/>
        <table:table-column table:style-name="Tablef8ae41e214274a9794e69e3efe600ff5.16"/>
        <table:table-column table:style-name="Tablef8ae41e214274a9794e69e3efe600ff5.17"/>
        <table:table-column table:style-name="Tablef8ae41e214274a9794e69e3efe600ff5.18"/>
        <table:table-column table:style-name="Tablef8ae41e214274a9794e69e3efe600ff5.19"/>
        <table:table-column table:style-name="Tablef8ae41e214274a9794e69e3efe600ff5.20"/>
        <table:table-column table:style-name="Tablef8ae41e214274a9794e69e3efe600ff5.21"/>
        <table:table-column table:style-name="Tablef8ae41e214274a9794e69e3efe600ff5.22"/>
        <table:table-column table:style-name="Tablef8ae41e214274a9794e69e3efe600ff5.23"/>
        <table:table-column table:style-name="Tablef8ae41e214274a9794e69e3efe600ff5.24"/>
        <table:table-column table:style-name="Tablef8ae41e214274a9794e69e3efe600ff5.25"/>
        <table:table-row>
          <table:table-cell table:style-name="AoG12pod">
            <text:p text:style-name="AoG11pod">Température</text:p>
          </table:table-cell>
          <table:table-cell table:style-name="AoG12pod" table:number-columns-spanned="2">
            <text:p text:style-name="podHeaderCellContent"><text:span text:style-name="AoG13pod">Janvier</text:span></text:p>
          </table:table-cell>
          <table:table-cell table:style-name="AoG12pod" table:number-columns-spanned="2">
            <text:p text:style-name="podHeaderCellContent"><text:span text:style-name="AoG13pod">Février</text:span></text:p>
          </table:table-cell>
          <table:table-cell table:style-name="AoG12pod" table:number-columns-spanned="2">
            <text:p text:style-name="podHeaderCellContent"><text:span text:style-name="AoG13pod">Mars</text:span></text:p>
          </table:table-cell>
          <table:table-cell table:style-name="AoG12pod" table:number-columns-spanned="2">
            <text:p text:style-name="podHeaderCellContent"><text:span text:style-name="AoG13pod">Avril</text:span></text:p>
          </table:table-cell>
          <table:table-cell table:style-name="AoG12pod" table:number-columns-spanned="2">
            <text:p text:style-name="podHeaderCellContent"><text:span text:style-name="AoG13pod">Mai</text:span></text:p>
          </table:table-cell>
          <table:table-cell table:style-name="AoG12pod" table:number-columns-spanned="2">
            <text:p text:style-name="podHeaderCellContent"><text:span text:style-name="AoG13pod">Juin</text:span></text:p>
          </table:table-cell>
          <table:table-cell table:style-name="AoG12pod" table:number-columns-spanned="2">
            <text:p text:style-name="podHeaderCellContent"><text:span text:style-name="AoG13pod">Juillet</text:span></text:p>
          </table:table-cell>
          <table:table-cell table:style-name="AoG12pod" table:number-columns-spanned="2">
            <text:p text:style-name="podHeaderCellContent"><text:span text:style-name="AoG13pod">Août</text:span></text:p>
          </table:table-cell>
          <table:table-cell table:style-name="AoG12pod" table:number-columns-spanned="2">
            <text:p text:style-name="podHeaderCellContent"><text:span text:style-name="AoG13pod">Septembre</text:span></text:p>
          </table:table-cell>
          <table:table-cell table:style-name="AoG12pod" table:number-columns-spanned="2">
            <text:p text:style-name="podHeaderCellContent"><text:span text:style-name="AoG13pod">Octobre</text:span></text:p>
          </table:table-cell>
          <table:table-cell table:style-name="AoG12pod" table:number-columns-spanned="2">
            <text:p text:style-name="podHeaderCellContent"><text:span text:style-name="AoG13pod">Novembre</text:span></text:p>
          </table:table-cell>
          <table:table-cell table:style-name="AoG12pod" table:number-columns-spanned="2">
            <text:p text:style-name="podHeaderCellContent"><text:span text:style-name="AoG13pod">Décembre</text:span></text:p>
          </table:table-cell>
        </table:table-row>
        <table:table-row>
          <table:table-cell table:style-name="AoG3pod" table:number-rows-spanned="5">
            <text:p text:style-name="AoG14pod">Les cinq mois les plus chauds</text:p>
          </table:table-cell>
          <table:table-cell table:style-name="AoG3pod">
            <text:p text:style-name="podCellContent"><text:span text:style-name="AoG15pod">1975</text:span></text:p>
          </table:table-cell>
          <table:table-cell table:style-name="AoG3pod">
            <text:p text:style-name="podCellContent"><text:span text:style-name="AoG15pod">6.3</text:span></text:p>
          </table:table-cell>
          <table:table-cell table:style-name="AoG3pod">
            <text:p text:style-name="podCellContent"><text:span text:style-name="AoG15pod">1990</text:span></text:p>
          </table:table-cell>
          <table:table-cell table:style-name="AoG3pod">
            <text:p text:style-name="podCellContent"><text:span text:style-name="AoG15pod">7.9</text:span></text:p>
          </table:table-cell>
          <table:table-cell table:style-name="AoG3pod">
            <text:p text:style-name="podCellContent"><text:span text:style-name="AoG15pod">1991</text:span></text:p>
          </table:table-cell>
          <table:table-cell table:style-name="AoG3pod">
            <text:p text:style-name="podCellContent"><text:span text:style-name="AoG15pod">9.5</text:span></text:p>
          </table:table-cell>
          <table:table-cell table:style-name="AoG3pod">
            <text:p text:style-name="podCellContent"><text:span text:style-name="AoG15pod">1987</text:span></text:p>
          </table:table-cell>
          <table:table-cell table:style-name="AoG3pod">
            <text:p text:style-name="podCellContent"><text:span text:style-name="AoG15pod">11.9</text:span></text:p>
          </table:table-cell>
          <table:table-cell table:style-name="AoG3pod">
            <text:p text:style-name="podCellContent"><text:span text:style-name="AoG16pod">1947</text:span></text:p>
          </table:table-cell>
          <table:table-cell table:style-name="AoG3pod">
            <text:p text:style-name="podCellContent"><text:span text:style-name="AoG15pod">15.8</text:span></text:p>
          </table:table-cell>
          <table:table-cell table:style-name="AoG3pod">
            <text:p text:style-name="podCellContent"><text:span text:style-name="AoG15pod">1976</text:span></text:p>
          </table:table-cell>
          <table:table-cell table:style-name="AoG3pod">
            <text:p text:style-name="podCellContent"><text:span text:style-name="AoG15pod">19.3</text:span></text:p>
          </table:table-cell>
          <table:table-cell table:style-name="AoG3pod">
            <text:p text:style-name="podCellContent"><text:span text:style-name="AoG15pod">1994</text:span></text:p>
          </table:table-cell>
          <table:table-cell table:style-name="AoG3pod">
            <text:p text:style-name="podCellContent"><text:span text:style-name="AoG15pod">21.8</text:span></text:p>
          </table:table-cell>
          <table:table-cell table:style-name="AoG3pod">
            <text:p text:style-name="podCellContent"><text:span text:style-name="AoG15pod">1997</text:span></text:p>
          </table:table-cell>
          <table:table-cell table:style-name="AoG3pod">
            <text:p text:style-name="podCellContent"><text:span text:style-name="AoG15pod">21.2</text:span></text:p>
          </table:table-cell>
          <table:table-cell table:style-name="AoG3pod">
            <text:p text:style-name="podCellContent"><text:span text:style-name="AoG15pod">1949</text:span></text:p>
          </table:table-cell>
          <table:table-cell table:style-name="AoG3pod">
            <text:p text:style-name="podCellContent"><text:span text:style-name="AoG15pod">17.7</text:span></text:p>
          </table:table-cell>
          <table:table-cell table:style-name="AoG3pod">
            <text:p text:style-name="podCellContent"><text:span text:style-name="AoG15pod">1921</text:span></text:p>
          </table:table-cell>
          <table:table-cell table:style-name="AoG3pod">
            <text:p text:style-name="podCellContent"><text:span text:style-name="AoG15pod">14.0</text:span></text:p>
          </table:table-cell>
          <table:table-cell table:style-name="AoG3pod">
            <text:p text:style-name="podCellContent"><text:span text:style-name="AoG15pod">1994</text:span></text:p>
          </table:table-cell>
          <table:table-cell table:style-name="AoG3pod">
            <text:p text:style-name="podCellContent"><text:span text:style-name="AoG15pod">10.4</text:span></text:p>
          </table:table-cell>
          <table:table-cell table:style-name="AoG3pod">
            <text:p text:style-name="podCellContent"><text:span text:style-name="AoG15pod">1934</text:span></text:p>
          </table:table-cell>
          <table:table-cell table:style-name="AoG3pod">
            <text:p text:style-name="podCellContent"><text:span text:style-name="AoG15pod">7.5</text:span></text:p>
          </table:table-cell>
        </table:table-row>
      </table:table>
      <table:table table:name="Tabled1c990f1727b49b5b2eae5cc36b16d6b" table:style-name="Tabled1c990f1727b49b5b2eae5cc36b16d6b"/>
      <text:p/>
      <table:table table:name="Table20179b39b6ef4948a27056fe969f0c3f" table:style-name="Table20179b39b6ef4948a27056fe969f0c3f">
        <table:table-column table:style-name="Table20179b39b6ef4948a27056fe969f0c3f.1"/>
        <table:table-column table:style-name="Table20179b39b6ef4948a27056fe969f0c3f.2"/>
        <table:table-row>
          <table:table-cell table:style-name="AoG17pod">
            <text:p text:style-name="podCellContent">A table</text:p>
          </table:table-cell>
          <table:table-cell table:style-name="AoG17pod">
            <text:p text:style-name="podCellContent">without</text:p>
          </table:table-cell>
        </table:table-row>
        <table:table-row>
          <table:table-cell table:style-name="AoG17pod" table:number-columns-spanned="2">
            <text:p text:style-name="AoG18pod">b o r d e r</text:p>
          </table:table-cell>
        </table:table-row>
      </table:table>
      <text:p/>
      <table:table table:name="Table24153532d4364b11b95911c82e219391" table:style-name="Table24153532d4364b11b95911c82e219391">
        <table:table-column table:style-name="Table24153532d4364b11b95911c82e219391.1"/>
        <table:table-row>
          <table:table-cell table:style-name="AoG1pod">
            <text:p text:style-name="podCellContent">1</text:p>
          </table:table-cell>
        </table:table-row>
        <table:table-row>
          <table:table-cell table:style-name="AoG1pod">
            <text:p text:style-name="podCellContent">2</text:p>
          </table:table-cell>
        </table:table-row>
      </table:table>
      <table:table table:name="Table428fe59e1b6e494aa219dae0b2c220a4" table:style-name="Table428fe59e1b6e494aa219dae0b2c220a4">
        <table:table-column table:style-name="Table428fe59e1b6e494aa219dae0b2c220a4.1"/>
        <table:table-row>
          <table:table-cell table:style-name="AoG17pod">
            <text:p text:style-name="podCellContent">No border</text:p>
          </table:table-cell>
        </table:table-row>
      </table:table>
      <text:p text:style-name="AoG19pod">Negative text indent kept (outside a table)</text:p>
      <table:table table:name="Table8c30fe94e3d844d5ac8339de7a293774" table:style-name="Table8c30fe94e3d844d5ac8339de7a293774">
        <table:table-column table:style-name="Table8c30fe94e3d844d5ac8339de7a293774.1"/>
        <table:table-column table:style-name="Table8c30fe94e3d844d5ac8339de7a293774.2"/>
        <table:table-row/>
        <table:table-row>
          <table:table-cell table:style-name="AoG1pod">
            <text:p text:style-name="podCellContent">Article 1</text:p>
          </table:table-cell>
          <table:table-cell table:style-name="AoG1pod">
            <text:p text:style-name="podCellContent">Content</text:p>
          </table:table-cell>
        </table:table-row>
      </table:table>
      <text:p>Titre simple</text:p>
      <table:table table:name="Tableafaddf5516fc4ce18412ec0f03e87c79" table:style-name="Tableafaddf5516fc4ce18412ec0f03e87c79">
        <table:table-column table:style-name="Tableafaddf5516fc4ce18412ec0f03e87c79.1"/>
        <table:table-header-rows>
          <table:table-row>
            <table:table-cell table:style-name="AoG12pod">
              <text:p text:style-name="podHeaderCellContent">Head</text:p>
            </table:table-cell>
          </table:table-row>
        </table:table-header-rows>
        <table:table-row>
          <table:table-cell table:style-name="AoG3pod">
            <text:p text:style-name="podCellContent">Body</text:p>
          </table:table-cell>
        </table:table-row>
      </table:table>
      <text:p/>
      <text:p> </text:p>
      <text:p/>
      <text:p><text:span text:style-name="AoG20pod">Compte budgétaire</text:span></text:p>
      <table:table table:name="Table2771c1c4e91049ffb8653042c609fa39" table:style-name="Table2771c1c4e91049ffb8653042c609fa39">
        <table:table-column table:style-name="Table2771c1c4e91049ffb8653042c609fa39.1"/>
        <table:table-column table:style-name="Table2771c1c4e91049ffb8653042c609fa39.2"/>
        <table:table-header-rows>
          <table:table-row>
            <table:table-cell table:style-name="AoG12pod">
              <text:p text:style-name="podHeaderCellContent">H1</text:p>
            </table:table-cell>
            <table:table-cell table:style-name="AoG12pod">
              <text:p text:style-name="podHeaderCellContent">H2</text:p>
            </table:table-cell>
          </table:table-row>
        </table:table-header-rows>
        <table:table-row>
          <table:table-cell table:style-name="AoG3pod">
            <text:p text:style-name="podCellContent">B1</text:p>
          </table:table-cell>
          <table:table-cell table:style-name="AoG3pod">
            <text:p text:style-name="podCellContent">B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style style:name="ParaKWN" style:family="paragraph" style:class="text" style:master-page-name="" style:parent-style-name="Standard">
      <style:paragraph-properties fo:keep-with-next="always"/>
    </style:style>
    <style:style style:name="podH1" style:display-name="Heading 1" style:family="paragraph" style:parent-style-name="Heading" style:next-style-name="Standard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odH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odH3" style:display-name="Heading 3" style:family="paragraph" style:parent-style-name="Heading" style:next-style-name="Standard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odH4" style:display-name="Heading 4" style:family="paragraph" style:parent-style-name="Heading" style:next-style-name="Standard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odH5" style:display-name="Heading 5" style:family="paragraph" style:parent-style-name="Heading" style:next-style-name="Standard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odH6" style:display-name="Heading 6" style:family="paragraph" style:parent-style-name="Heading" style:next-style-name="Standard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Before" style:family="paragraph">
      <style:paragraph-properties fo:break-before="page" fo:margin="0cm"/>
      <style:text-properties fo:font-size="2pt"/>
    </style:style>
    <style:style style:name="podPageBreakBeforeDuplex" style:family="paragraph" style:parent-style-name="podPageBreakBefore" style:master-page-name="Standard">
</style:style>
    <style:style style:name="podPageBreakAfter" style:family="paragraph">
      <style:paragraph-properties fo:break-after="page" fo:margin="0cm"/>
      <style:text-properties fo:font-size="2pt"/>
    </style:style>
    <style:style style:name="podColumnBreak" style:family="paragraph">
      <style:paragraph-properties fo:break-before="column"/>
    </style:style>
    <style:style style:name="podBulletItem" style:family="paragraph" style:parent-style-name="Standard" style:list-style-name="podBulletedList"/>
    <style:style style:name="podNumberItem" style:family="paragraph" style:parent-style-name="Standard" style:list-style-name="podNumberedList"/>
    <style:style style:name="podBulletItemKeepWithNext" style:family="paragraph" style:parent-style-name="Standard" style:list-style-name="podBulletedList">
      <style:paragraph-properties fo:keep-with-next="always"/>
    </style:style>
    <style:style style:name="podNumberItemKeepWithNext" style:family="paragraph" style:parent-style-name="Standard" style:list-style-name="podNumberedList">
      <style:paragraph-properties fo:keep-with-next="always"/>
    </style:style>
    <style:style style:name="podNumberStyle" style:display-name="POD Numbering Symbols" style:family="text"/>
    <style:style style:name="podBulletStyle" style:display-name="POD Bullet Symbols" style:family="text">
      <style:text-properties style:font-name="OpenSymbol"/>
    </style:style>
    <style:style style:name="podCellContent" style:display-name="Table cell" style:family="paragraph" style:parent-style-name="Standard" style:class="extra">
      <style:paragraph-properties fo:margin-top="0cm" fo:margin-bottom="0cm" text:number-lines="false" text:line-number="0"/>
    </style:style>
    <style:style style:name="podHeaderCellContent" style:display-name="Table heading" style:family="paragraph" style:parent-style-name="podCellContent" style:class="extra">
      <style:text-properties fo:font-weight="bold" style:font-weight-asian="bold" style:font-weight-complex="bold"/>
    </style:style>
    <style:style style:name="podTablePara" style:family="paragraph" style:parent-style-name="podCellContent">
      <style:text-properties fo:font-size="8pt" fo:font-weight="normal" style:font-weight-asian="normal" style:font-weight-complex="normal"/>
    </style:style>
    <style:style style:name="podTableParaBold" style:family="paragraph" style:parent-style-name="podCellContent">
      <style:text-properties fo:font-size="8pt" fo:font-weight="bold" style:font-weight-asian="bold" style:font-weight-complex="bold"/>
    </style:style>
    <style:style style:name="podTableParaRight" style:family="paragraph" style:parent-style-name="podCell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podCellContent">
      <style:paragraph-properties fo:text-align="end" style:justify-single-word="false"/>
      <style:text-properties fo:font-size="8pt" fo:font-weight="bold" style:font-weight-asian="bold" style:font-weight-complex="bold"/>
    </style:style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AoG2pod" style:family="paragraph" style:parent-style-name="podCellContent">
      <style:text-properties fo:font-size="75.0%"/>
    </style:style>
    <style:style style:name="AoG4pod" style:family="text">
      <style:text-properties fo:font-weight="bold"/>
    </style:style>
    <style:style style:name="AoG5pod" style:family="paragraph" style:parent-style-name="podCellContent">
      <style:text-properties fo:color="#54C221"/>
    </style:style>
    <style:style style:name="AoG7pod" style:family="paragraph" style:parent-style-name="podCellContent">
      <style:text-properties fo:color="#205c90"/>
    </style:style>
    <style:style style:name="AoG9pod" style:family="paragraph" style:parent-style-name="podCellContent">
      <style:text-properties fo:color="#808080"/>
    </style:style>
    <style:style style:name="AoG11pod" style:family="paragraph" style:parent-style-name="podHeaderCellContent">
      <style:text-properties fo:font-size="0.226cm"/>
    </style:style>
    <style:style style:name="AoG13pod" style:family="text">
      <style:text-properties fo:font-size="0.226cm"/>
    </style:style>
    <style:style style:name="AoG14pod" style:family="paragraph" style:parent-style-name="podCellContent">
      <style:text-properties fo:font-size="0.204cm"/>
    </style:style>
    <style:style style:name="AoG15pod" style:family="text">
      <style:text-properties fo:font-size="0.204cm"/>
    </style:style>
    <style:style style:name="AoG16pod" style:family="text">
      <style:text-properties fo:color="#ff0000" fo:font-size="0.204cm"/>
    </style:style>
    <style:style style:name="AoG18pod" style:family="paragraph" style:parent-style-name="podCellContent">
      <style:paragraph-properties fo:text-align="center"/>
    </style:style>
    <style:style style:name="AoG19pod" style:family="paragraph" style:parent-style-name="Standard">
      <style:paragraph-properties fo:text-indent="-1cm"/>
    </style:style>
    <style:style style:name="AoG20pod" style:family="text">
      <style:text-properties fo:font-weight="bold"/>
    </style:style>
    <text:list-style style:name="podNumberedList">
      <text:list-level-style-number text:level="1" text:style-name="podNumberStyle" style:num-suffix="." style:num-format="1">
        <style:list-level-properties text:space-before="0.08in" text:min-label-width="0.32in"/>
      </text:list-level-style-number>
      <text:list-level-style-number text:level="2" text:style-name="podNumberStyle" style:num-suffix="." style:num-format="1">
        <style:list-level-properties text:space-before="0.4in" text:min-label-width="0.32in"/>
      </text:list-level-style-number>
      <text:list-level-style-number text:level="3" text:style-name="podNumberStyle" style:num-suffix="." style:num-format="1">
        <style:list-level-properties text:space-before="0.72in" text:min-label-width="0.32in"/>
      </text:list-level-style-number>
      <text:list-level-style-number text:level="4" text:style-name="podNumberStyle" style:num-suffix="." style:num-format="1">
        <style:list-level-properties text:space-before="1.04in" text:min-label-width="0.32in"/>
      </text:list-level-style-number>
    </text:list-style>
    <text:list-style style:name="podBulletedList">
      <text:list-level-style-bullet text:level="1" text:style-name="podBulletStyle" text:bullet-char="•">
        <style:list-level-properties text:space-before="0.1in" text:min-label-width="0.3in"/>
      </text:list-level-style-bullet>
      <text:list-level-style-bullet text:level="2" text:style-name="podBulletStyle" text:bullet-char="◦">
        <style:list-level-properties text:space-before="0.42in" text:min-label-width="0.3in"/>
      </text:list-level-style-bullet>
      <text:list-level-style-bullet text:level="3" text:style-name="podBulletStyle" text:bullet-char="▪">
        <style:list-level-properties text:space-before="0.74in" text:min-label-width="0.3in"/>
      </text:list-level-style-bullet>
      <text:list-level-style-bullet text:level="4" text:style-name="podBulletStyle" text:bullet-char="•">
        <style:list-level-properties text:space-before="1.06in" text:min-label-width="0.3in"/>
      </text:list-level-style-bullet>
    </text:list-style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02-20T16:17:37</dc:date>
    <dc:language>en-US</dc:language>
    <meta:editing-cycles>15</meta:editing-cycles>
    <meta:editing-duration>PT1H53M5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3" meta:character-count="69"/>
    <dc:title>xhtmlTables</dc:title>
  </office:meta>
</office:document-meta>
</file>